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b9ed7" officeooo:paragraph-rsid="000b9ed7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e879c" officeooo:paragraph-rsid="000e879c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5pt" officeooo:rsid="000b9ed7" officeooo:paragraph-rsid="000e879c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5pt" officeooo:rsid="000e879c" officeooo:paragraph-rsid="000e879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5pt" officeooo:rsid="000eb889" officeooo:paragraph-rsid="000eb889" style:font-size-asian="15pt" style:font-size-complex="15pt"/>
    </style:style>
    <style:style style:name="T1" style:family="text">
      <style:text-properties officeooo:rsid="000b208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9ed7"/>
    </style:style>
    <style:style style:name="T4" style:family="text">
      <style:text-properties style:text-position="sub 58%" style:font-name="Liberation Serif" officeooo:rsid="000ed30d" style:font-name-asian="Noto Serif CJK SC" style:font-name-complex="Lohit Devanagari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b9ed7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" style:font-name-asian="Noto Serif CJK SC" style:font-name-complex="Lohit Devanagari"/>
    </style:style>
    <style:style style:name="T9" style:family="text">
      <style:text-properties style:font-name="Liberation Serif" officeooo:rsid="000ed30d" style:font-name-asian="Noto Serif CJK SC" style:font-name-complex="Lohit Devanagari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on Sort:</text:p>
      <text:p text:style-name="P1"><text:s text:c="4"/>input: sequence of n numbesr denoted as {a1,a2,...an},or an array in general</text:p>
      <text:p text:style-name="P1"><text:s text:c="4"/>output: a permutaion of given sequence denoted {a1',a2',...an'} such that the sequence is in</text:p>
      <text:p text:style-name="P1"><text:s text:c="4"/>increasing order</text:p>
      <text:p text:style-name="P1"><text:s text:c="4"/>*The elements to be sorted in the array.</text:p>
      <text:p text:style-name="P1"><text:s text:c="4"/>*Efficient in sorting <text:s/>small numbewr of elements.</text:p>
      <text:p text:style-name="P1"><text:s text:c="4"/>*It is similar to orderingg your playing cards in your hand while drawing from the pile.</text:p>
      <text:p text:style-name="P1"><text:s text:c="4"/>*It takes a parameter array A[1...n.Sorting is done !!in place!! meaning the algorithm rearranges the elements in the array</text:p>
      <text:p text:style-name="P1"><text:s text:c="4"/>*Let index j indicate the current position of element to be sorted in parent array ( ranging from 2 to final position):</text:p>
      <text:p text:style-name="P1"><text:s text:c="4"/>** the sub array consisting of A[1..j-1] is already sorted as j-th element will always be plased(inserted into the</text:p>
      <text:p text:style-name="P1"><text:s text:c="4"/>correct order beginning from insertion of 2nd element in regards to 1st element</text:p>
      <text:p text:style-name="P1"><text:s text:c="4"/>**remaining sub array A[j+1..n] is still unsorted and will be inserted into the ordered sub-array</text:p>
      <text:p text:style-name="P1"><text:s text:c="4"/>**With these ideas in mind we define A[1..j-1] as !!loop invariant!! meaning that it is always sorted in each</text:p>
      <text:p text:style-name="P1"><text:s text:c="4"/>iteration of insertion.</text:p>
      <text:p text:style-name="P1"><text:s text:c="4"/>*Loop ivariants are used in order to show that an algorithim is correct,to do so folowing conditions must be met:</text:p>
      <text:p text:style-name="P1"><text:s text:c="4"/>**INITIALIZATION:Loop invariance is apriori to first iteration</text:p>
      <text:p text:style-name="P1"><text:s text:c="4"/>**MAINTANANCE:Loop invariance is held true during each iteration</text:p>
      <text:p text:style-name="P1"><text:s text:c="4"/>**TERMINATION:Upon the enfingof iterations,invariant gives us a property to justify the algorithim</text:p>
      <text:p text:style-name="P1"><text:s text:c="4"/>*These steps are analogous to proof by induction where initialization corresponds to base case and</text:p>
      <text:p text:style-name="P1"><text:s text:c="4"/>maintanance corresponds to inductive step.Termination step is when the induction stops in oppsiotion to infinite induction of mathemetical proofs.</text:p>
      <text:p text:style-name="P1"><text:s text:c="4"/>*Now we discuss the correctness of the algorithim regarding these conditions:</text:p>
      <text:p text:style-name="P1"><text:s text:c="4"/>**Initilization: (for j=2)</text:p>
      <text:p text:style-name="P1"><text:s text:c="4"/>***A[1,j-1] = A[1,1] <text:s/>which is sorted since it only has one element;thus loop invariant</text:p>
      <text:p text:style-name="P1"><text:s text:c="4"/>**Maintanance : (for 2&lt;j&lt;n)</text:p>
      <text:p text:style-name="P1"><text:s text:c="4"/>***For each j increment ,(j-1)-th element is inserted into ordered sub array.This ensures the ordered state of the</text:p>
      <text:p text:style-name="P1"><text:s text:c="4"/>sub-array is not disturbed hence it is also loop invariant.</text:p>
      <text:p text:style-name="P1"><text:soft-page-break/><text:s text:c="4"/>**Termination: at the end of the while loop we will have j&gt;A.length and thus ordered subarray will be equal to entire array itself. It follows that</text:p>
      <text:p text:style-name="P1"><text:s text:c="4"/>invarance was also not disturbed in this step.</text:p>
      <text:p text:style-name="P1">Pseudocode Coventions:</text:p>
      <text:p text:style-name="P1"><text:s text:c="4"/>*Indentation coresponds to <text:s/>code blocks such as loops and conditionals.</text:p>
      <text:p text:style-name="P1"><text:s text:c="4"/>*It is assumed that loop counter (i,j,_ etc ...) retains its value after the loop.</text:p>
      <text:p text:style-name="P1"><text:s text:c="4"/>*While depicting ranges, a to b denotes an inclusive range, implentations require attention to indexing at this point.</text:p>
      <text:p text:style-name="P1"><text:s text:c="4"/>* comments are engulfed in 3 star operators ( *** ).</text:p>
      <text:p text:style-name="P1"><text:s text:c="4"/>* a=b=c sets values of a and b to c.</text:p>
      <text:p text:style-name="P1"><text:s text:c="4"/>* variables are local unless stated otherwise.</text:p>
      <text:p text:style-name="P1"><text:s text:c="4"/>*Array elemnts are indexed by corner brackets. and multiple elements are denoted as tanges in curly brackets.</text:p>
      <text:p text:style-name="P1"><text:s text:c="4"/>*Attributes are denoted as Object.attr</text:p>
      <text:p text:style-name="P1"><text:s text:c="4"/>*Variables representing arrays of objects are treated as pointers:</text:p>
      <text:p text:style-name="P1"><text:s text:c="4"/>**let y=x.attr1 if you set x.attr1 to different value,y will also be set to that value.</text:p>
      <text:p text:style-name="P1"><text:s text:c="4"/>*Scopes are local unless stated otherwise</text:p>
      <text:p text:style-name="P1"><text:s text:c="4"/>*booleans are SHORT CIRCUITING,meaning that in statement x (and/or ...etc.) y x is evaluated first if it renders</text:p>
      <text:p text:style-name="P1"><text:s text:c="4"/>the whole statement true or false, y is not evaluated at all</text:p>
      <text:p text:style-name="P1"/>
      <text:p text:style-name="P1">Analyzing Algorithims</text:p>
      <text:p text:style-name="P1"><text:s text:c="4"/>It is the process of determining the resources an algorithim needs such as computational time,memory,bandwith etc.</text:p>
      <text:p text:style-name="P1"><text:s text:c="4"/>*This process helps us eliminate candidate algorithims before we solve a problem.</text:p>
      <text:p text:style-name="P1"><text:s text:c="4"/>*In following study we will assume a single processor RAM model for our discussion.</text:p>
      <text:p text:style-name="P1"><text:s text:c="4"/>*RAm functions by carrying out some instructions such as arithmetics,data movement and flow control;</text:p>
      <text:p text:style-name="P1"><text:s text:c="4"/>all of which require certain time to execute.Data types in RAM are integers and floats.</text:p>
      <text:p text:style-name="P1"><text:s text:c="4"/>* Computers contain instructions that are in a gray area in RAM model,such as exponentiation.Is it constant time?</text:p>
      <text:p text:style-name="P1"><text:s text:c="4"/>Genarally no but under some conditions yes.Such as exponentiating powers of 2 since computers hav a shift one bit</text:p>
      <text:p text:style-name="P1"><text:s text:c="4"/>left operation that is equivalent to multiplying with 2 as long as (2^k) k does not exceed the bit count of the computer.</text:p>
      <text:p text:style-name="P1"><text:s text:c="4"/>*To keep things simple yet accurate,RAM model ommits memory hierarchy.</text:p>
      <text:p text:style-name="P1"/>
      <text:p text:style-name="P1"><text:s text:c="4"/>Analysis of Insertion Sort:</text:p>
      <text:p text:style-name="P1"><text:soft-page-break/>*Time required depends on input.</text:p>
      <text:p text:style-name="P1">*Two important terms are running time and imput sizeBest way to describe input size varries by each problem.</text:p>
      <text:p text:style-name="P1">*Running time is the number of primitive instructiopns executed.Assume that each line of pseudo code requires a constant <text:span text:style-name="T1">step</text:span> of c<text:span text:style-name="T2">i</text:span> where i = 1,2,4... . </text:p>
      <text:p text:style-name="P1">*<text:span text:style-name="T6">We consider time cost (c</text:span><text:span text:style-name="T3">i</text:span><text:span text:style-name="T6">) of each statement and how many times an instruction is executed.number of execution for a “for” or “while” loop is</text:span><text:span text:style-name="T6"><draw:frame draw:style-name="fr1" draw:name="Object1" text:anchor-type="as-char" svg:y="-0.1484in" svg:width="0.079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 denoted as t</text:span><text:span text:style-name="T3">j</text:span><text:span text:style-name="T6"> where j=2,3….n. Then we can write the following:</text:span></text:p>
      <text:p text:style-name="P1"><text:span text:style-name="T6"/></text:p>
      <text:p text:style-name="P2"><text:span text:style-name="T5">Insertion Sort(A)<text:tab/><text:tab/><text:tab/><text:tab/><text:tab/>cost<text:tab/><text:tab/><text:tab/>times executed</text:span></text:p>
      <text:p text:style-name="P2"><text:span text:style-name="T5"/></text:p>
      <text:p text:style-name="P2"><text:span text:style-name="T5">1.for j=2 to A.length<text:tab/><text:tab/><text:tab/><text:tab/>c</text:span><text:span text:style-name="T2">1<text:tab/><text:tab/><text:tab/></text:span><text:span text:style-name="T5">n</text:span></text:p>
      <text:p text:style-name="P2"><text:span text:style-name="T5">2.key= A[j]<text:tab/><text:tab/><text:tab/><text:tab/><text:tab/><text:tab/>c</text:span><text:span text:style-name="T2">2</text:span><text:span text:style-name="T5"><text:tab/><text:tab/><text:tab/>n-1</text:span></text:p>
      <text:p text:style-name="P2"><text:span text:style-name="T5">3.i=j-1<text:tab/><text:tab/><text:tab/><text:tab/><text:tab/><text:tab/>c</text:span><text:span text:style-name="T2">3</text:span><text:span text:style-name="T5"><text:tab/><text:tab/><text:tab/>n-1</text:span></text:p>
      <text:p text:style-name="P2"><text:span text:style-name="T5">4.while i&gt;0 and A[i]&gt; key<text:tab/><text:tab/><text:tab/>c</text:span><text:span text:style-name="T2">4</text:span><text:span text:style-name="T5"><text:tab/><text:tab/> <text:s text:c="5"/></text:span><draw:frame draw:style-name="fr1" draw:name="Object2" text:anchor-type="as-char" svg:y="-0.2799in" svg:width="0.749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5.<text:tab/>A[i+1] = A[i]<text:tab/><text:tab/><text:tab/><text:tab/>c<text:span text:style-name="T2">5<text:tab/><text:tab/> <text:s text:c="9"/></text:span><text:span text:style-name="T2"><draw:frame draw:style-name="fr2" draw:name="Object3" text:anchor-type="as-char" svg:y="-0.2799in" svg:width="0.7492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"><text:span text:style-name="T2"/></text:p>
      <text:p text:style-name="P5"/>
      <text:p text:style-name="P5">6.<text:tab/>i=i-1<text:tab/><text:tab/><text:tab/><text:tab/><text:tab/><text:tab/>c<text:span text:style-name="T2">6</text:span><text:tab/><text:tab/><text:tab/><draw:frame draw:style-name="fr1" draw:name="Object4" text:anchor-type="as-char" svg:y="-0.2807in" svg:width="0.7492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4"/>
      <text:p text:style-name="P4">7.A[i] = key<text:tab/><text:tab/><text:tab/><text:tab/><text:tab/>c<text:span text:style-name="T2">7</text:span><text:tab/><text:tab/><text:tab/>n-1</text:p>
      <text:p text:style-name="P4"/>
      <text:p text:style-name="P5">Then the total runtime T(n) can be expressed as sum of individual products of costs(c<text:span text:style-name="T2">i)</text:span> and execution numbers(t<text:span text:style-name="T2">i</text:span>):</text:p>
      <text:p text:style-name="P5"/>
      <text:p text:style-name="P5">T(n) = <draw:frame draw:style-name="fr1" draw:name="Object5" text:anchor-type="as-char" svg:y="-0.2807in" svg:width="0.6138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6">Size isn’t the only factor regarding the input.For example best case scenario for insertion sort is when the input is already sorted.Then for each j=2.3...n we get A[i]<text:span text:style-name="T7">≤</text:span><text:span text:style-name="T8">key in the while loop.</text:span><text:span text:style-name="T9">Thus t</text:span><text:span text:style-name="T4">j </text:span><text:span text:style-name="T9">= 1 in the best case,rendering runtime as a linear function of imput size.The worst case is when the ordering is reverse and then we get a quadratic functiion of input as run ti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03:18:33.550331640</meta:creation-date>
    <dc:date>2022-04-24T04:19:10.334647540</dc:date>
    <meta:editing-duration>PT26M29S</meta:editing-duration>
    <meta:editing-cycles>4</meta:editing-cycles>
    <meta:generator>LibreOffice/6.4.7.2$Linux_X86_64 LibreOffice_project/40$Build-2</meta:generator>
    <meta:document-statistic meta:table-count="0" meta:image-count="0" meta:object-count="5" meta:page-count="3" meta:paragraph-count="68" meta:word-count="858" meta:character-count="5508" meta:non-whitespace-character-count="444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stretchy="false">(</mo>
        <mrow>
          <mrow>
            <msub>
              <mi>t</mi>
              <mi>j</mi>
            </msub>
            <mo stretchy="false">−</mo>
            <mn>1</mn>
          </mrow>
        </mrow>
        <mo fence="true" stretchy="false">)</mo>
      </mrow>
    </mrow>
    <annotation encoding="StarMath 5.0">sum from{j=2} to{n} (t sub j -1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stretchy="false">(</mo>
        <mrow>
          <mrow>
            <msub>
              <mi>t</mi>
              <mi>j</mi>
            </msub>
            <mo stretchy="false">−</mo>
            <mn>1</mn>
          </mrow>
        </mrow>
        <mo fence="true" stretchy="false">)</mo>
      </mrow>
    </mrow>
    <annotation encoding="StarMath 5.0">sum from{j=2} to{n} (t sub j -1)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stretchy="false">(</mo>
        <mrow>
          <mrow>
            <msub>
              <mi>t</mi>
              <mi>j</mi>
            </msub>
            <mo stretchy="false">−</mo>
            <mn>1</mn>
          </mrow>
        </mrow>
        <mo fence="true" stretchy="false">)</mo>
      </mrow>
    </mrow>
    <annotation encoding="StarMath 5.0">sum from{j=2} to{n} (t sub j -1)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=</mo>
            <mn>7</mn>
          </mrow>
        </munderover>
        <msub>
          <mi>c</mi>
          <mi>i</mi>
        </msub>
      </mrow>
      <mo stretchy="false">∗</mo>
      <msub>
        <mi>t</mi>
        <mi>i</mi>
      </msub>
    </mrow>
    <annotation encoding="StarMath 5.0">sum from{i=1} to{n=7} c sub i *t sub i</annotation>
  </semantics>
</math>
</file>